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Odsekzoznamu" style:family="paragraph"/>
    <style:style style:name="T5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Odsekzoznamu" style:family="paragraph"/>
    <style:style style:name="T7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álny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Predvolenépísmoodseku" style:family="text">
      <style:text-properties style:font-name-asian="Liberation Serif" style:font-name-complex="Liberation Serif"/>
    </style:style>
    <style:style style:name="T10" style:parent-style-name="Predvolenépísmoodseku" style:family="text">
      <style:text-properties style:font-name-asian="Liberation Serif" style:font-name-complex="Liberation Serif"/>
    </style:style>
    <style:style style:name="T11" style:parent-style-name="Predvolenépísmoodseku" style:family="text">
      <style:text-properties style:font-name-asian="Liberation Serif" style:font-name-complex="Liberation Serif"/>
    </style:style>
    <style:style style:name="T12" style:parent-style-name="Predvolenépísmoodseku" style:family="text">
      <style:text-properties style:font-name-asian="Liberation Serif" style:font-name-complex="Liberation Serif"/>
    </style:style>
    <style:style style:name="T13" style:parent-style-name="Predvolenépísmoodseku" style:family="text">
      <style:text-properties style:font-name-asian="Liberation Serif" style:font-name-complex="Liberation Serif"/>
    </style:style>
    <style:style style:name="T14" style:parent-style-name="Predvolenépísmoodseku" style:family="text">
      <style:text-properties style:font-name-asian="Liberation Serif" style:font-name-complex="Liberation Serif"/>
    </style:style>
    <style:style style:name="P15" style:parent-style-name="Normálny" style:family="paragraph">
      <style:paragraph-properties fo:text-indent="0.4923in"/>
    </style:style>
    <style:style style:name="T16" style:parent-style-name="Predvolenépísmoodseku" style:family="text">
      <style:text-properties style:font-name-asian="Liberation Serif" style:font-name-complex="Liberation Serif"/>
    </style:style>
    <style:style style:name="T17" style:parent-style-name="Predvolenépísmoodseku" style:family="text">
      <style:text-properties style:font-name-asian="Liberation Serif" style:font-name-complex="Liberation Serif"/>
    </style:style>
    <style:style style:name="T18" style:parent-style-name="Predvolenépísmoodseku" style:family="text">
      <style:text-properties style:font-name-asian="Liberation Serif" style:font-name-complex="Liberation Serif"/>
    </style:style>
    <style:style style:name="T19" style:parent-style-name="Predvolenépísmoodseku" style:family="text">
      <style:text-properties style:font-name-asian="Liberation Serif" style:font-name-complex="Liberation Serif"/>
    </style:style>
    <style:style style:name="T20" style:parent-style-name="Predvolenépísmoodseku" style:family="text">
      <style:text-properties style:font-name-asian="Liberation Serif" style:font-name-complex="Liberation Serif"/>
    </style:style>
    <style:style style:name="T21" style:parent-style-name="Predvolenépísmoodseku" style:family="text">
      <style:text-properties style:font-name-asian="Liberation Serif" style:font-name-complex="Liberation Serif"/>
    </style:style>
    <style:style style:name="T22" style:parent-style-name="Predvolenépísmoodseku" style:family="text">
      <style:text-properties style:font-name-asian="Liberation Serif" style:font-name-complex="Liberation Serif"/>
    </style:style>
    <style:style style:name="T23" style:parent-style-name="Predvolenépísmoodseku" style:family="text">
      <style:text-properties style:font-name-asian="Liberation Serif" style:font-name-complex="Liberation Serif"/>
    </style:style>
    <style:style style:name="T24" style:parent-style-name="Predvolenépísmoodseku" style:family="text">
      <style:text-properties style:font-name-asian="Liberation Serif" style:font-name-complex="Liberation Serif"/>
    </style:style>
    <style:style style:name="T25" style:parent-style-name="Predvolenépísmoodseku" style:family="text">
      <style:text-properties style:font-name-asian="Liberation Serif" style:font-name-complex="Liberation Serif"/>
    </style:style>
    <style:style style:name="T26" style:parent-style-name="Predvolenépísmoodseku" style:family="text">
      <style:text-properties style:font-name-asian="Liberation Serif" style:font-name-complex="Liberation Serif"/>
    </style:style>
    <style:style style:name="T27" style:parent-style-name="Predvolenépísmoodseku" style:family="text">
      <style:text-properties style:font-name-asian="Liberation Serif" style:font-name-complex="Liberation Serif"/>
    </style:style>
    <style:style style:name="T28" style:parent-style-name="Predvolenépísmoodseku" style:family="text">
      <style:text-properties style:font-name-asian="Liberation Serif" style:font-name-complex="Liberation Serif"/>
    </style:style>
    <style:style style:name="T29" style:parent-style-name="Predvolenépísmoodseku" style:family="text">
      <style:text-properties style:font-name-asian="Liberation Serif" style:font-name-complex="Liberation Serif"/>
    </style:style>
    <style:style style:name="T30" style:parent-style-name="Predvolenépísmoodseku" style:family="text">
      <style:text-properties style:font-name-asian="Liberation Serif" style:font-name-complex="Liberation Serif"/>
    </style:style>
    <style:style style:name="T31" style:parent-style-name="Predvolenépísmoodseku" style:family="text">
      <style:text-properties style:font-name-asian="Liberation Serif" style:font-name-complex="Liberation Serif"/>
    </style:style>
    <style:style style:name="T32" style:parent-style-name="Predvolenépísmoodseku" style:family="text">
      <style:text-properties style:font-name-asian="Liberation Serif" style:font-name-complex="Liberation Serif"/>
    </style:style>
    <style:style style:name="T33" style:parent-style-name="Predvolenépísmoodseku" style:family="text">
      <style:text-properties style:font-name-asian="Liberation Serif" style:font-name-complex="Liberation Serif"/>
    </style:style>
    <style:style style:name="T34" style:parent-style-name="Predvolenépísmoodseku" style:family="text">
      <style:text-properties style:font-name-asian="Liberation Serif" style:font-name-complex="Liberation Serif"/>
    </style:style>
    <style:style style:name="T35" style:parent-style-name="Predvolenépísmoodseku" style:family="text">
      <style:text-properties style:font-name-asian="Liberation Serif" style:font-name-complex="Liberation Serif"/>
    </style:style>
    <style:style style:name="T36" style:parent-style-name="Predvolenépísmoodseku" style:family="text">
      <style:text-properties style:font-name-asian="Liberation Serif" style:font-name-complex="Liberation Serif"/>
    </style:style>
    <style:style style:name="T37" style:parent-style-name="Predvolenépísmoodseku" style:family="text">
      <style:text-properties style:font-name-asian="Liberation Serif" style:font-name-complex="Liberation Serif"/>
    </style:style>
    <style:style style:name="T38" style:parent-style-name="Predvolenépísmoodseku" style:family="text">
      <style:text-properties style:font-name-asian="Liberation Serif" style:font-name-complex="Liberation Serif"/>
    </style:style>
    <style:style style:name="T39" style:parent-style-name="Predvolenépísmoodseku" style:family="text">
      <style:text-properties style:font-name-asian="Liberation Serif" style:font-name-complex="Liberation Serif"/>
    </style:style>
    <style:style style:name="T40" style:parent-style-name="Predvolenépísmoodseku" style:family="text">
      <style:text-properties style:font-name-asian="Liberation Serif" style:font-name-complex="Liberation Serif"/>
    </style:style>
    <style:style style:name="T41" style:parent-style-name="Predvolenépísmoodseku" style:family="text">
      <style:text-properties style:font-name-asian="Liberation Serif" style:font-name-complex="Liberation Serif"/>
    </style:style>
    <style:style style:name="T42" style:parent-style-name="Predvolenépísmoodseku" style:family="text">
      <style:text-properties style:font-name-asian="Liberation Serif" style:font-name-complex="Liberation Serif"/>
    </style:style>
    <style:style style:name="T43" style:parent-style-name="Predvolenépísmoodseku" style:family="text">
      <style:text-properties style:font-name-asian="Liberation Serif" style:font-name-complex="Liberation Serif"/>
    </style:style>
    <style:style style:name="T44" style:parent-style-name="Predvolenépísmoodseku" style:family="text">
      <style:text-properties style:font-name-asian="Liberation Serif" style:font-name-complex="Liberation Serif"/>
    </style:style>
    <style:style style:name="T45" style:parent-style-name="Predvolenépísmoodseku" style:family="text">
      <style:text-properties style:font-name-asian="Liberation Serif" style:font-name-complex="Liberation Serif"/>
    </style:style>
    <style:style style:name="T46" style:parent-style-name="Predvolenépísmoodseku" style:family="text">
      <style:text-properties style:font-name-asian="Liberation Serif" style:font-name-complex="Liberation Serif"/>
    </style:style>
    <style:style style:name="T47" style:parent-style-name="Predvolenépísmoodseku" style:family="text">
      <style:text-properties style:font-name-asian="Liberation Serif" style:font-name-complex="Liberation Serif"/>
    </style:style>
    <style:style style:name="T48" style:parent-style-name="Predvolenépísmoodseku" style:family="text">
      <style:text-properties style:font-name-asian="Liberation Serif" style:font-name-complex="Liberation Serif"/>
    </style:style>
    <style:style style:name="T49" style:parent-style-name="Predvolenépísmoodseku" style:family="text">
      <style:text-properties style:font-name-asian="Liberation Serif" style:font-name-complex="Liberation Serif"/>
    </style:style>
    <style:style style:name="T50" style:parent-style-name="Predvolenépísmoodseku" style:family="text">
      <style:text-properties style:font-name-asian="Liberation Serif" style:font-name-complex="Liberation Serif"/>
    </style:style>
    <style:style style:name="T51" style:parent-style-name="Predvolenépísmoodseku" style:family="text">
      <style:text-properties style:font-name-asian="Liberation Serif" style:font-name-complex="Liberation Serif"/>
    </style:style>
    <style:style style:name="T52" style:parent-style-name="Predvolenépísmoodseku" style:family="text">
      <style:text-properties style:font-name-asian="Liberation Serif" style:font-name-complex="Liberation Serif"/>
    </style:style>
    <style:style style:name="T53" style:parent-style-name="Predvolenépísmoodseku" style:family="text">
      <style:text-properties style:font-name-asian="Liberation Serif" style:font-name-complex="Liberation Serif"/>
    </style:style>
    <style:style style:name="T54" style:parent-style-name="Predvolenépísmoodseku" style:family="text">
      <style:text-properties style:font-name-asian="Liberation Serif" style:font-name-complex="Liberation Serif"/>
    </style:style>
    <style:style style:name="T55" style:parent-style-name="Predvolenépísmoodseku" style:family="text">
      <style:text-properties style:font-name-asian="Liberation Serif" style:font-name-complex="Liberation Serif"/>
    </style:style>
    <style:style style:name="T56" style:parent-style-name="Predvolenépísmoodseku" style:family="text">
      <style:text-properties style:font-name-asian="Liberation Serif" style:font-name-complex="Liberation Serif"/>
    </style:style>
    <style:style style:name="T57" style:parent-style-name="Predvolenépísmoodseku" style:family="text">
      <style:text-properties style:font-name-asian="Liberation Serif" style:font-name-complex="Liberation Serif"/>
    </style:style>
    <style:style style:name="T58" style:parent-style-name="Predvolenépísmoodseku" style:family="text">
      <style:text-properties style:font-name-asian="Liberation Serif" style:font-name-complex="Liberation Serif"/>
    </style:style>
    <style:style style:name="T59" style:parent-style-name="Predvolenépísmoodseku" style:family="text">
      <style:text-properties style:font-name-asian="Liberation Serif" style:font-name-complex="Liberation Serif"/>
    </style:style>
    <style:style style:name="T60" style:parent-style-name="Predvolenépísmoodseku" style:family="text">
      <style:text-properties style:font-name-asian="Liberation Serif" style:font-name-complex="Liberation Serif"/>
    </style:style>
    <style:style style:name="T61" style:parent-style-name="Predvolenépísmoodseku" style:family="text">
      <style:text-properties style:font-name-asian="Liberation Serif" style:font-name-complex="Liberation Serif"/>
    </style:style>
    <style:style style:name="T62" style:parent-style-name="Predvolenépísmoodseku" style:family="text">
      <style:text-properties style:font-name-asian="Liberation Serif" style:font-name-complex="Liberation Serif"/>
    </style:style>
    <style:style style:name="T63" style:parent-style-name="Predvolenépísmoodseku" style:family="text">
      <style:text-properties style:font-name-asian="Liberation Serif" style:font-name-complex="Liberation Serif"/>
    </style:style>
    <style:style style:name="T64" style:parent-style-name="Predvolenépísmoodseku" style:family="text">
      <style:text-properties style:font-name-asian="Liberation Serif" style:font-name-complex="Liberation Serif"/>
    </style:style>
    <style:style style:name="T65" style:parent-style-name="Predvolenépísmoodseku" style:family="text">
      <style:text-properties style:font-name-asian="Liberation Serif" style:font-name-complex="Liberation Serif"/>
    </style:style>
    <style:style style:name="T66" style:parent-style-name="Predvolenépísmoodseku" style:family="text">
      <style:text-properties style:font-name-asian="Liberation Serif" style:font-name-complex="Liberation Serif"/>
    </style:style>
    <style:style style:name="T67" style:parent-style-name="Predvolenépísmoodseku" style:family="text">
      <style:text-properties style:font-name-asian="Liberation Serif" style:font-name-complex="Liberation Serif"/>
    </style:style>
    <style:style style:name="T68" style:parent-style-name="Predvolenépísmoodseku" style:family="text">
      <style:text-properties style:font-name-asian="Liberation Serif" style:font-name-complex="Liberation Serif"/>
    </style:style>
    <style:style style:name="T69" style:parent-style-name="Predvolenépísmoodseku" style:family="text">
      <style:text-properties style:font-name-asian="Liberation Serif" style:font-name-complex="Liberation Serif"/>
    </style:style>
    <style:style style:name="T70" style:parent-style-name="Predvolenépísmoodseku" style:family="text">
      <style:text-properties style:font-name-asian="Liberation Serif" style:font-name-complex="Liberation Serif"/>
    </style:style>
    <style:style style:name="T71" style:parent-style-name="Predvolenépísmoodseku" style:family="text">
      <style:text-properties style:font-name-asian="Liberation Serif" style:font-name-complex="Liberation Serif"/>
    </style:style>
    <style:style style:name="T72" style:parent-style-name="Predvolenépísmoodseku" style:family="text">
      <style:text-properties style:font-name-asian="Liberation Serif" style:font-name-complex="Liberation Serif"/>
    </style:style>
    <style:style style:name="T73" style:parent-style-name="Predvolenépísmoodseku" style:family="text">
      <style:text-properties style:font-name-asian="Liberation Serif" style:font-name-complex="Liberation Serif"/>
    </style:style>
    <style:style style:name="T74" style:parent-style-name="Predvolenépísmoodseku" style:family="text">
      <style:text-properties style:font-name-asian="Liberation Serif" style:font-name-complex="Liberation Serif"/>
    </style:style>
    <style:style style:name="T75" style:parent-style-name="Predvolenépísmoodseku" style:family="text">
      <style:text-properties style:font-name-asian="Liberation Serif" style:font-name-complex="Liberation Serif"/>
    </style:style>
    <style:style style:name="T76" style:parent-style-name="Predvolenépísmoodseku" style:family="text">
      <style:text-properties style:font-name-asian="Liberation Serif" style:font-name-complex="Liberation Serif"/>
    </style:style>
    <style:style style:name="T77" style:parent-style-name="Predvolenépísmoodseku" style:family="text">
      <style:text-properties style:font-name-asian="Liberation Serif" style:font-name-complex="Liberation Serif"/>
    </style:style>
    <style:style style:name="T78" style:parent-style-name="Predvolenépísmoodseku" style:family="text">
      <style:text-properties style:font-name-asian="Liberation Serif" style:font-name-complex="Liberation Serif"/>
    </style:style>
    <style:style style:name="T79" style:parent-style-name="Predvolenépísmoodseku" style:family="text">
      <style:text-properties style:font-name-asian="Liberation Serif" style:font-name-complex="Liberation Serif"/>
    </style:style>
    <style:style style:name="T80" style:parent-style-name="Predvolenépísmoodseku" style:family="text">
      <style:text-properties style:font-name-asian="Liberation Serif" style:font-name-complex="Liberation Serif"/>
    </style:style>
    <style:style style:name="T81" style:parent-style-name="Predvolenépísmoodseku" style:family="text">
      <style:text-properties style:font-name-asian="Liberation Serif" style:font-name-complex="Liberation Serif"/>
    </style:style>
    <style:style style:name="T82" style:parent-style-name="Predvolenépísmoodseku" style:family="text">
      <style:text-properties style:font-name-asian="Liberation Serif" style:font-name-complex="Liberation Serif"/>
    </style:style>
    <style:style style:name="T83" style:parent-style-name="Predvolenépísmoodseku" style:family="text">
      <style:text-properties style:font-name-asian="Liberation Serif" style:font-name-complex="Liberation Serif"/>
    </style:style>
    <style:style style:name="T84" style:parent-style-name="Predvolenépísmoodseku" style:family="text">
      <style:text-properties style:font-name-asian="Liberation Serif" style:font-name-complex="Liberation Serif"/>
    </style:style>
    <style:style style:name="T85" style:parent-style-name="Predvolenépísmoodseku" style:family="text">
      <style:text-properties style:font-name-asian="Liberation Serif" style:font-name-complex="Liberation Serif"/>
    </style:style>
    <style:style style:name="T86" style:parent-style-name="Predvolenépísmoodseku" style:family="text">
      <style:text-properties style:font-name-asian="Liberation Serif" style:font-name-complex="Liberation Serif"/>
    </style:style>
    <style:style style:name="T87" style:parent-style-name="Predvolenépísmoodseku" style:family="text">
      <style:text-properties style:font-name-asian="Liberation Serif" style:font-name-complex="Liberation Serif"/>
    </style:style>
    <style:style style:name="T88" style:parent-style-name="Predvolenépísmoodseku" style:family="text">
      <style:text-properties style:font-name-asian="Liberation Serif" style:font-name-complex="Liberation Serif"/>
    </style:style>
    <style:style style:name="T89" style:parent-style-name="Predvolenépísmoodseku" style:family="text">
      <style:text-properties style:font-name-asian="Liberation Serif" style:font-name-complex="Liberation Serif"/>
    </style:style>
    <style:style style:name="T90" style:parent-style-name="Predvolenépísmoodseku" style:family="text">
      <style:text-properties style:font-name-asian="Liberation Serif" style:font-name-complex="Liberation Serif"/>
    </style:style>
    <style:style style:name="T91" style:parent-style-name="Predvolenépísmoodseku" style:family="text">
      <style:text-properties style:font-name-asian="Liberation Serif" style:font-name-complex="Liberation Serif"/>
    </style:style>
    <style:style style:name="T92" style:parent-style-name="Predvolenépísmoodseku" style:family="text">
      <style:text-properties style:font-name-asian="Liberation Serif" style:font-name-complex="Liberation Serif"/>
    </style:style>
    <style:style style:name="T93" style:parent-style-name="Predvolenépísmoodseku" style:family="text">
      <style:text-properties style:font-name-asian="Liberation Serif" style:font-name-complex="Liberation Serif"/>
    </style:style>
    <style:style style:name="T94" style:parent-style-name="Predvolenépísmoodseku" style:family="text">
      <style:text-properties style:font-name-asian="Liberation Serif" style:font-name-complex="Liberation Serif"/>
    </style:style>
    <style:style style:name="P95" style:parent-style-name="Normálny" style:family="paragraph">
      <style:paragraph-properties fo:text-indent="0.4923in"/>
    </style:style>
    <style:style style:name="T96" style:parent-style-name="Predvolenépísmoodseku" style:family="text">
      <style:text-properties style:font-name-asian="Liberation Serif" style:font-name-complex="Liberation Serif"/>
    </style:style>
    <style:style style:name="T97" style:parent-style-name="Predvolenépísmoodseku" style:family="text">
      <style:text-properties style:font-name-asian="Liberation Serif" style:font-name-complex="Liberation Serif"/>
    </style:style>
    <style:style style:name="P98" style:parent-style-name="Normálny" style:family="paragraph">
      <style:paragraph-properties fo:text-indent="0.4923in"/>
    </style:style>
    <style:style style:name="T99" style:parent-style-name="Predvolenépísmoodseku" style:family="text">
      <style:text-properties style:font-name-asian="Liberation Serif" style:font-name-complex="Liberation Serif"/>
    </style:style>
    <style:style style:name="T100" style:parent-style-name="Predvolenépísmoodseku" style:family="text">
      <style:text-properties style:font-name-asian="Liberation Serif" style:font-name-complex="Liberation Serif"/>
    </style:style>
    <style:style style:name="P101" style:parent-style-name="Normálny" style:family="paragraph">
      <style:paragraph-properties fo:text-indent="0.4923in"/>
    </style:style>
    <style:style style:name="T102" style:parent-style-name="Predvolenépísmoodseku" style:family="text">
      <style:text-properties style:font-name-asian="Liberation Serif" style:font-name-complex="Liberation Serif"/>
    </style:style>
    <style:style style:name="T103" style:parent-style-name="Predvolenépísmoodseku" style:family="text">
      <style:text-properties style:font-name-asian="Liberation Serif" style:font-name-complex="Liberation Serif"/>
    </style:style>
    <style:style style:name="T104" style:parent-style-name="Predvolenépísmoodseku" style:family="text">
      <style:text-properties style:font-name-asian="Liberation Serif" style:font-name-complex="Liberation Serif"/>
    </style:style>
    <style:style style:name="T105" style:parent-style-name="Predvolenépísmoodseku" style:family="text">
      <style:text-properties style:font-name-asian="Liberation Serif" style:font-name-complex="Liberation Serif"/>
    </style:style>
    <style:style style:name="P106" style:parent-style-name="Normálny" style:family="paragraph">
      <style:text-properties style:font-name-asian="Liberation Serif" style:font-name-complex="Liberation Serif"/>
    </style:style>
    <style:style style:name="T107" style:parent-style-name="Predvolenépísmoodseku" style:family="text">
      <style:text-properties style:font-name-asian="Liberation Serif" style:font-name-complex="Liberation Serif"/>
    </style:style>
    <style:style style:name="T108" style:parent-style-name="Predvolenépísmoodseku" style:family="text">
      <style:text-properties style:font-name-asian="Liberation Serif" style:font-name-complex="Liberation Serif"/>
    </style:style>
    <style:style style:name="T109" style:parent-style-name="Predvolenépísmoodseku" style:family="text">
      <style:text-properties style:font-name-asian="Liberation Serif" style:font-name-complex="Liberation Serif"/>
    </style:style>
    <style:style style:name="T110" style:parent-style-name="Predvolenépísmoodseku" style:family="text">
      <style:text-properties style:font-name-asian="Liberation Serif" style:font-name-complex="Liberation Serif"/>
    </style:style>
    <style:style style:name="T111" style:parent-style-name="Predvolenépísmoodseku" style:family="text">
      <style:text-properties style:font-name-asian="Liberation Serif" style:font-name-complex="Liberation Serif"/>
    </style:style>
    <style:style style:name="T112" style:parent-style-name="Predvolenépísmoodseku" style:family="text">
      <style:text-properties style:font-name-asian="Liberation Serif" style:font-name-complex="Liberation Serif"/>
    </style:style>
    <style:style style:name="T113" style:parent-style-name="Predvolenépísmoodseku" style:family="text">
      <style:text-properties style:font-name-asian="Liberation Serif" style:font-name-complex="Liberation Serif"/>
    </style:style>
    <style:style style:name="T114" style:parent-style-name="Predvolenépísmoodseku" style:family="text">
      <style:text-properties style:font-name-asian="Liberation Serif" style:font-name-complex="Liberation Serif"/>
    </style:style>
    <style:style style:name="T115" style:parent-style-name="Predvolenépísmoodseku" style:family="text">
      <style:text-properties style:font-name-asian="Liberation Serif" style:font-name-complex="Liberation Serif"/>
    </style:style>
    <style:style style:name="T116" style:parent-style-name="Predvolenépísmoodseku" style:family="text">
      <style:text-properties style:font-name-asian="Liberation Serif" style:font-name-complex="Liberation Serif"/>
    </style:style>
    <style:style style:name="T117" style:parent-style-name="Predvolenépísmoodseku" style:family="text">
      <style:text-properties style:font-name-asian="Liberation Serif" style:font-name-complex="Liberation Serif"/>
    </style:style>
    <style:style style:name="T118" style:parent-style-name="Predvolenépísmoodseku" style:family="text">
      <style:text-properties style:font-name-asian="Liberation Serif" style:font-name-complex="Liberation Serif"/>
    </style:style>
    <style:style style:name="P119" style:parent-style-name="Normálny" style:family="paragraph">
      <style:paragraph-properties fo:margin-bottom="0.1111in" fo:line-height="106%"/>
    </style:style>
    <style:style style:name="T120" style:parent-style-name="Predvolenépísmoodseku" style:family="text">
      <style:text-properties style:font-name-asian="Liberation Serif" style:font-name-complex="Liberation Serif"/>
    </style:style>
    <style:style style:name="P121" style:parent-style-name="Normálny" style:family="paragraph">
      <style:paragraph-properties fo:margin-bottom="0.1111in" fo:line-height="106%"/>
      <style:text-properties style:font-name-asian="Liberation Serif" style:font-name-complex="Liberation Serif"/>
    </style:style>
    <style:style style:name="P122" style:parent-style-name="Normálny" style:family="paragraph">
      <style:paragraph-properties fo:margin-bottom="0.1111in" fo:line-height="106%" fo:text-indent="0.4923in"/>
    </style:style>
    <style:style style:name="T123" style:parent-style-name="Hypertextovéprepojenie" style:family="text">
      <style:text-properties style:font-name-asian="Liberation Serif" style:font-name-complex="Liberation Serif"/>
    </style:style>
    <style:style style:name="P124" style:parent-style-name="Normálny" style:family="paragraph">
      <style:paragraph-properties fo:margin-bottom="0.1111in" fo:line-height="106%"/>
      <style:text-properties style:font-name-asian="Liberation Serif" style:font-name-complex="Liberation Serif"/>
    </style:style>
    <style:style style:name="P125" style:parent-style-name="Normálny" style:family="paragraph">
      <style:paragraph-properties fo:margin-left="0.4923in">
        <style:tab-stops/>
      </style:paragraph-properties>
    </style:style>
    <style:style style:name="P126" style:parent-style-name="Normálny" style:family="paragraph">
      <style:paragraph-properties fo:margin-left="0.4923in">
        <style:tab-stops/>
      </style:paragraph-properties>
    </style:style>
    <style:style style:name="P127" style:parent-style-name="Normálny" style:family="paragraph">
      <style:paragraph-properties fo:margin-bottom="0.1111in" fo:line-height="106%"/>
      <style:text-properties style:font-name-asian="Liberation Serif" style:font-name-complex="Liberation Serif"/>
    </style:style>
    <style:style style:name="P128" style:parent-style-name="Normálny" style:family="paragraph">
      <style:paragraph-properties fo:margin-bottom="0.1111in" fo:line-height="106%"/>
    </style:style>
    <style:style style:name="T129" style:parent-style-name="Predvolenépísmoodseku" style:family="text">
      <style:text-properties style:font-name-asian="Liberation Serif" style:font-name-complex="Liberation Serif"/>
    </style:style>
    <style:style style:name="T130" style:parent-style-name="Predvolenépísmoodseku" style:family="text">
      <style:text-properties style:font-name-asian="Liberation Serif" style:font-name-complex="Liberation Serif"/>
    </style:style>
    <style:style style:name="T131" style:parent-style-name="Predvolenépísmoodseku" style:family="text">
      <style:text-properties style:font-name-asian="Liberation Serif" style:font-name-complex="Liberation Serif"/>
    </style:style>
    <style:style style:name="TableColumn133" style:family="table-column">
      <style:table-column-properties style:column-width="1.4062in"/>
    </style:style>
    <style:style style:name="TableColumn134" style:family="table-column">
      <style:table-column-properties style:column-width="1.0104in"/>
    </style:style>
    <style:style style:name="TableColumn135" style:family="table-column">
      <style:table-column-properties style:column-width="0.8958in"/>
    </style:style>
    <style:style style:name="TableColumn136" style:family="table-column">
      <style:table-column-properties style:column-width="3.6458in"/>
    </style:style>
    <style:style style:name="Table132" style:family="table">
      <style:table-properties style:width="6.958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B4C6E7" style:writing-mode="lr-tb" fo:padding-top="0in" fo:padding-left="0.075in" fo:padding-bottom="0in" fo:padding-right="0.075in"/>
    </style:style>
    <style:style style:name="P139" style:parent-style-name="Normálny" style:family="paragraph">
      <style:text-properties fo:font-weight="bold" style:font-weight-asian="bold" style:font-weight-complex="bold"/>
    </style:style>
    <style:style style:name="TableCell140" style:family="table-cell">
      <style:table-cell-properties fo:border="0.0069in solid #B4C6E7" style:writing-mode="lr-tb" fo:padding-top="0in" fo:padding-left="0.075in" fo:padding-bottom="0in" fo:padding-right="0.075in"/>
    </style:style>
    <style:style style:name="P141" style:parent-style-name="Normálny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69in solid #B4C6E7" style:writing-mode="lr-tb" fo:padding-top="0in" fo:padding-left="0.075in" fo:padding-bottom="0in" fo:padding-right="0.075in"/>
    </style:style>
    <style:style style:name="P143" style:parent-style-name="Normálny" style:family="paragraph">
      <style:text-properties fo:font-weight="bold" style:font-weight-asian="bold" style:font-weight-complex="bold"/>
    </style:style>
    <style:style style:name="TableCell144" style:family="table-cell">
      <style:table-cell-properties fo:border="0.0069in solid #B4C6E7" style:writing-mode="lr-tb" fo:padding-top="0in" fo:padding-left="0.075in" fo:padding-bottom="0in" fo:padding-right="0.075in"/>
    </style:style>
    <style:style style:name="P145" style:parent-style-name="Normálny" style:family="paragraph">
      <style:text-properties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66" style:family="table-row">
      <style:table-row-properties/>
    </style:style>
    <style:style style:name="TableCell16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76" style:family="table-row">
      <style:table-row-properties/>
    </style:style>
    <style:style style:name="TableCell17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B4C6E7" style:writing-mode="lr-tb" fo:padding-top="0in" fo:padding-left="0.075in" fo:padding-bottom="0in" fo:padding-right="0.075in"/>
    </style:style>
    <style:style style:name="T181" style:parent-style-name="Predvolenépísmoodseku" style:family="text">
      <style:text-properties style:font-name-asian="Liberation Serif" style:font-name-complex="Liberation Serif"/>
    </style:style>
    <style:style style:name="TableRow182" style:family="table-row">
      <style:table-row-properties/>
    </style:style>
    <style:style style:name="TableCell183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B4C6E7" style:writing-mode="lr-tb" fo:padding-top="0in" fo:padding-left="0.075in" fo:padding-bottom="0in" fo:padding-right="0.075in"/>
    </style:style>
    <style:style style:name="P187" style:parent-style-name="Normálny" style:family="paragraph">
      <style:text-properties style:font-name-asian="Liberation Serif" style:font-name-complex="Liberation Serif"/>
    </style:style>
    <style:style style:name="TableRow188" style:family="table-row">
      <style:table-row-properties/>
    </style:style>
    <style:style style:name="TableCell18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B4C6E7" style:writing-mode="lr-tb" fo:padding-top="0in" fo:padding-left="0.075in" fo:padding-bottom="0in" fo:padding-right="0.075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B4C6E7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B4C6E7" style:writing-mode="lr-tb" fo:padding-top="0in" fo:padding-left="0.075in" fo:padding-bottom="0in" fo:padding-right="0.075in"/>
    </style:style>
    <style:style style:name="T203" style:parent-style-name="Predvolenépísmoodseku" style:family="text">
      <style:text-properties style:font-name-asian="Liberation Serif" style:font-name-complex="Liberation Serif"/>
    </style:style>
    <style:style style:name="T204" style:parent-style-name="Predvolenépísmoodseku" style:family="text">
      <style:text-properties style:font-name-asian="Liberation Serif" style:font-name-complex="Liberation Serif"/>
    </style:style>
    <style:style style:name="T205" style:parent-style-name="Predvolenépísmoodseku" style:family="text">
      <style:text-properties style:font-name-asian="Liberation Serif" style:font-name-complex="Liberation Serif"/>
    </style:style>
    <style:style style:name="T206" style:parent-style-name="Predvolenépísmoodseku" style:family="text">
      <style:text-properties style:font-name-asian="Liberation Serif" style:font-name-complex="Liberation Serif"/>
    </style:style>
    <style:style style:name="T207" style:parent-style-name="Predvolenépísmoodseku" style:family="text">
      <style:text-properties style:font-name-asian="Liberation Serif" style:font-name-complex="Liberation Serif"/>
    </style:style>
    <style:style style:name="T208" style:parent-style-name="Predvolenépísmoodseku" style:family="text">
      <style:text-properties style:font-name-asian="Liberation Serif" style:font-name-complex="Liberation Serif"/>
    </style:style>
    <style:style style:name="T209" style:parent-style-name="Predvolenépísmoodseku" style:family="text">
      <style:text-properties style:font-name-asian="Liberation Serif" style:font-name-complex="Liberation Serif"/>
    </style:style>
    <style:style style:name="T210" style:parent-style-name="Predvolenépísmoodseku" style:family="text">
      <style:text-properties style:font-name-asian="Liberation Serif" style:font-name-complex="Liberation Serif"/>
    </style:style>
    <style:style style:name="T211" style:parent-style-name="Predvolenépísmoodseku" style:family="text">
      <style:text-properties style:font-name-asian="Liberation Serif" style:font-name-complex="Liberation Serif"/>
    </style:style>
    <style:style style:name="T212" style:parent-style-name="Predvolenépísmoodseku" style:family="text">
      <style:text-properties style:font-name-asian="Liberation Serif" style:font-name-complex="Liberation Serif"/>
    </style:style>
    <style:style style:name="T213" style:parent-style-name="Predvolenépísmoodseku" style:family="text">
      <style:text-properties style:font-name-asian="Liberation Serif" style:font-name-complex="Liberation Serif"/>
    </style:style>
    <style:style style:name="T214" style:parent-style-name="Predvolenépísmoodseku" style:family="text">
      <style:text-properties style:font-name-asian="Liberation Serif" style:font-name-complex="Liberation Serif"/>
    </style:style>
    <style:style style:name="T215" style:parent-style-name="Predvolenépísmoodseku" style:family="text">
      <style:text-properties style:font-name-asian="Liberation Serif" style:font-name-complex="Liberation Serif"/>
    </style:style>
    <style:style style:name="T216" style:parent-style-name="Predvolenépísmoodseku" style:family="text">
      <style:text-properties style:font-name-asian="Liberation Serif" style:font-name-complex="Liberation Serif"/>
    </style:style>
    <style:style style:name="T217" style:parent-style-name="Predvolenépísmoodseku" style:family="text">
      <style:text-properties style:font-name-asian="Liberation Serif" style:font-name-complex="Liberation Serif"/>
    </style:style>
    <style:style style:name="T218" style:parent-style-name="Predvolenépísmoodseku" style:family="text">
      <style:text-properties style:font-name-asian="Liberation Serif" style:font-name-complex="Liberation Serif"/>
    </style:style>
    <style:style style:name="T219" style:parent-style-name="Predvolenépísmoodseku" style:family="text">
      <style:text-properties style:font-name-asian="Liberation Serif" style:font-name-complex="Liberation Serif"/>
    </style:style>
    <style:style style:name="T220" style:parent-style-name="Predvolenépísmoodseku" style:family="text">
      <style:text-properties style:font-name-asian="Liberation Serif" style:font-name-complex="Liberation Serif"/>
    </style:style>
    <style:style style:name="T221" style:parent-style-name="Predvolenépísmoodseku" style:family="text">
      <style:text-properties style:font-name-asian="Liberation Serif" style:font-name-complex="Liberation Serif"/>
    </style:style>
    <style:style style:name="T222" style:parent-style-name="Predvolenépísmoodseku" style:family="text">
      <style:text-properties style:font-name-asian="Liberation Serif" style:font-name-complex="Liberation Serif"/>
    </style:style>
    <style:style style:name="T223" style:parent-style-name="Predvolenépísmoodseku" style:family="text">
      <style:text-properties style:font-name-asian="Liberation Serif" style:font-name-complex="Liberation Serif"/>
    </style:style>
    <style:style style:name="T224" style:parent-style-name="Predvolenépísmoodseku" style:family="text">
      <style:text-properties style:font-name-asian="Liberation Serif" style:font-name-complex="Liberation Serif"/>
    </style:style>
    <style:style style:name="T225" style:parent-style-name="Predvolenépísmoodseku" style:family="text">
      <style:text-properties style:font-name-asian="Liberation Serif" style:font-name-complex="Liberation Serif"/>
    </style:style>
    <style:style style:name="T226" style:parent-style-name="Predvolenépísmoodseku" style:family="text">
      <style:text-properties style:font-name-asian="Liberation Serif" style:font-name-complex="Liberation Serif"/>
    </style:style>
    <style:style style:name="T227" style:parent-style-name="Predvolenépísmoodseku" style:family="text">
      <style:text-properties style:font-name-asian="Liberation Serif" style:font-name-complex="Liberation Serif"/>
    </style:style>
    <style:style style:name="T228" style:parent-style-name="Predvolenépísmoodseku" style:family="text">
      <style:text-properties style:font-name-asian="Liberation Serif" style:font-name-complex="Liberation Serif"/>
    </style:style>
    <style:style style:name="P229" style:parent-style-name="Normálny" style:family="paragraph">
      <style:text-properties style:font-name-asian="Liberation Serif" style:font-name-complex="Liberation Serif"/>
    </style:style>
    <style:style style:name="T230" style:parent-style-name="Predvolenépísmoodseku" style:family="text">
      <style:text-properties style:font-name-asian="Liberation Serif" style:font-name-complex="Liberation Serif"/>
    </style:style>
    <style:style style:name="P231" style:parent-style-name="Normálny" style:family="paragraph">
      <style:text-properties style:font-name-asian="Liberation Serif" style:font-name-complex="Liberation Serif"/>
    </style:style>
    <style:style style:name="T232" style:parent-style-name="Predvolenépísmoodseku" style:family="text">
      <style:text-properties style:font-name-asian="Liberation Serif" style:font-name-complex="Liberation Serif" fo:color="#000000"/>
    </style:style>
    <style:style style:name="T233" style:parent-style-name="Predvolenépísmoodseku" style:family="text">
      <style:text-properties style:font-name-asian="Liberation Serif" style:font-name-complex="Liberation Serif" fo:color="#000000"/>
    </style:style>
    <style:style style:name="T234" style:parent-style-name="Predvolenépísmoodseku" style:family="text">
      <style:text-properties style:font-name-asian="Liberation Serif" style:font-name-complex="Liberation Serif"/>
    </style:style>
    <style:style style:name="T235" style:parent-style-name="Predvolenépísmoodseku" style:family="text">
      <style:text-properties style:font-name-asian="Liberation Serif" style:font-name-complex="Liberation Serif"/>
    </style:style>
    <style:style style:name="T236" style:parent-style-name="Predvolenépísmoodseku" style:family="text">
      <style:text-properties style:font-name-asian="Liberation Serif" style:font-name-complex="Liberation Serif"/>
    </style:style>
    <style:style style:name="T237" style:parent-style-name="Predvolenépísmoodseku" style:family="text">
      <style:text-properties style:font-name-asian="Liberation Serif" style:font-name-complex="Liberation Serif"/>
    </style:style>
    <style:style style:name="P238" style:parent-style-name="Normálny" style:family="paragraph">
      <style:text-properties style:font-name-asian="Liberation Serif" style:font-name-complex="Liberation Serif"/>
    </style:style>
    <style:style style:name="P239" style:parent-style-name="Normálny" style:family="paragraph">
      <style:text-properties style:font-name-asian="Liberation Serif" style:font-name-complex="Liberation Serif"/>
    </style:style>
    <style:style style:name="T240" style:parent-style-name="Predvolenépísmoodseku" style:family="text">
      <style:text-properties style:font-name-asian="Liberation Serif" style:font-name-complex="Liberation Serif"/>
    </style:style>
  </office:automatic-styles>
  <office:body>
    <office:text text:use-soft-page-breaks="true">
      <text:h text:style-name="P1" text:outline-level="1">Pridávanie zariadení do UNetLab servera</text:h>
      <text:p text:style-name="Textbody">V tomto dokumente opisujeme, ako pridávať zariadenia do nástroja UNetLab. Pridávanie zariadení je totožné pre inštaláciu vo VirtualBox-e aj pre fyzickú inštaláciu na server s Ubuntu Server 14.04 x64.</text:p>
      <text:p text:style-name="Textbody"><text:span text:style-name="T2">Poznámka: Pri pridávaní zariadenia cez QEMU je dôležité v adresári "/opt/unetlab/addons/qemu" vytvárať nový adresár pre každé zariadenie. Názov adresára smie obsahovať iba alfanumerické znaky a uvedené špeciálne znaky (. - ). Názov adresára nesmie obsahovať podtržník ( _ ), úvodzovky ( " ).</text:span></text:p>
      <text:p text:style-name="Textbody"><text:span text:style-name="T3">V tomto adresári vytvárame podadresáre pre jednotlivé zariadenia. V týchto podadresároch sa musí nachádzať jediný súbor - obraz disku daného zariadenia. Obraz disku musí spĺňať tieto požiadavky:</text:span></text:p>
      <text:list text:style-name="LFO1" text:continue-numbering="true">
        <text:list-item>
          <text:p text:style-name="P4"><text:span text:style-name="T5">Musí byť vo formáte "qcow2". Ak je v inom formáte , musíme ho skonvertovať do formátu "qcow2".</text:span></text:p>
        </text:list-item>
        <text:list-item>
          <text:p text:style-name="P6"><text:span text:style-name="T7">Musí sa volať "hda.qcow2". (inak zariadenie nenaštartuje - neuvidíme nič na telnet / vnc)</text:span></text:p>
        </text:list-item>
      </text:list>
      <text:p text:style-name="P8">Ak podpriečinky nevytvoríme, zariadenie nebude nikde použiteľné.</text:p>
      <text:p text:style-name="Normálny">Zariadenia sa do UNetLab-u pridávajú jednoducho. Dajú sa pridávať aj za behu servera, bez nutnosti reštartu, aj za behu simulácie (aj keď odporúčame zastaviť simuláciu a potom pridať zariadenie).<text:line-break/><text:line-break/>Návody na Windows nie sú uvedené, pretože nahrávanie súborov na server cez FTP resp. SFTP je možné vykonať cez FileZill-u a SSH pripojenie cez PuTTY.<text:line-break/><text:line-break/>Súbory budeme prenášať ako "root" používateľ, preto sa budú nachádzať v adresári "/root/"<text:line-break/><text:line-break/>Predvolené prihlasovacie údaje na server, sú: root / unl<text:line-break/><text:line-break/>Prihlasovacie údaje na jednotlivé zariadenia by nemali byť žiadne. Ak napriek tomu od nás zariadenie prihlasovacie údaje pýta, skúsime:</text:p>
      <text:p text:style-name="Normálny"><text:line-break/><text:span text:style-name="T9"><text:s text:c="4"/>pre Cisco ASA, Juniper vMX / vSRX</text:span><text:line-break/><text:span text:style-name="T10"><text:s text:c="8"/>root / &lt;bez_hesla&gt;</text:span><text:line-break/><text:span text:style-name="T11"><text:s text:c="4"/></text:span><text:line-break/><text:span text:style-name="T12"><text:s text:c="4"/>pre Mikrotik</text:span><text:line-break/><text:span text:style-name="T13"><text:s text:c="8"/>admin / &lt;bez_hesla&gt;</text:span></text:p>
      <text:p text:style-name="Normálny"><text:span text:style-name="T14"><text:s text:c="4"/>pre CentOS</text:span></text:p>
      <text:p text:style-name="P15"><text:span text:style-name="T16">cloud / cloud</text:span><text:line-break/><text:line-break/><text:span text:style-name="T17">1) Stiahneme obraz disku daného zariadenia</text:span><text:line-break/><text:span text:style-name="T18">2) Zistíme, v akom formáte je obraz disku.</text:span><text:line-break/><text:span text:style-name="T19">2.1) QEMU - Ak je obraz disku vo formáte "qcow2", vykonáme tieto príkazy:</text:span><text:line-break/><text:span text:style-name="T20"><text:s text:c="4"/># Nahráme obraz disku na server</text:span><text:line-break/><text:span text:style-name="T21"><text:s text:c="4"/>sftp root@&lt;ip_adresa_UnetLabu&gt;</text:span><text:line-break/><text:span text:style-name="T22"><text:s text:c="4"/>put &lt;cesta_k_obrazu_disku_qcow2_na_lokálnom_PC&gt;</text:span><text:line-break/><text:soft-page-break/><text:span text:style-name="T23"><text:s text:c="4"/>quit</text:span><text:line-break/><text:span text:style-name="T24"><text:s text:c="4"/></text:span><text:line-break/><text:span text:style-name="T25"><text:s text:c="4"/># Presunieme obraz disku na správne miesto</text:span><text:line-break/><text:span text:style-name="T26"><text:s text:c="4"/>ssh root@&lt;ip_adresa_UnetLabu&gt;</text:span><text:line-break/><text:span text:style-name="T27"><text:s text:c="4"/>mkdir -p /opt/unetlab/addons/qemu/&lt;nazov_adresara_podla_typu_qemu_zariadenia&gt;</text:span><text:line-break/><text:span text:style-name="T28"><text:s text:c="4"/>mv hda.qcow2 /opt/unetlab/addons/qemu/&lt;nazov_adresara_podla_typu_qemu_zariadenia&gt;</text:span><text:line-break/><text:line-break/><text:span text:style-name="T29"><text:s text:c="4"/>Názvy adresárov podľa typu zariadení uvádzame v tabuľke.</text:span><text:line-break/><text:line-break/><text:span text:style-name="T30">2.2) IOL - Ak je obraz disku vo formáte "bin", vykonáme tieto príkazy:</text:span><text:line-break/><text:span text:style-name="T31"><text:s text:c="4"/># Nahráme obraz disku na server</text:span><text:line-break/><text:span text:style-name="T32"><text:s text:c="4"/>sftp root@&lt;ip_adresa_UnetLabu&gt;</text:span><text:line-break/><text:span text:style-name="T33"><text:s text:c="4"/>put &lt;cesta_k_obrazu_disku_bin_na_lokálnom_PC&gt;</text:span><text:line-break/><text:span text:style-name="T34"><text:s text:c="4"/>quit</text:span><text:line-break/><text:line-break/><text:span text:style-name="T35"><text:s text:c="4"/># Presunieme obraz disku na správne miesto</text:span><text:line-break/><text:span text:style-name="T36"><text:s text:c="4"/>ssh root@&lt;ip_adresa_UnetLabu&gt;</text:span><text:line-break/><text:span text:style-name="T37"><text:s text:c="4"/>mv hda.qcow2 /opt/unetlab/addons/iol/bin/&lt;nazov_bin_suboru&gt;.bin</text:span><text:line-break/><text:line-break/><text:span text:style-name="T38">2.3) DYNAMIPS - Ak je obraz disku vo formáte "image", vykonáme tieto príkazy:</text:span><text:line-break/><text:span text:style-name="T39"><text:s text:c="4"/># Nahráme obraz disku na server</text:span><text:line-break/><text:span text:style-name="T40"><text:s text:c="4"/>sftp root@&lt;ip_adresa_UnetLabu&gt;</text:span><text:line-break/><text:span text:style-name="T41"><text:s text:c="4"/>put &lt;cesta_k_obrazu_disku_image_na_lokálnom_PC&gt;</text:span><text:line-break/><text:span text:style-name="T42"><text:s text:c="4"/>quit</text:span><text:line-break/><text:line-break/><text:span text:style-name="T43"><text:s text:c="4"/># Presunieme obraz disku na správne miesto</text:span><text:line-break/><text:span text:style-name="T44"><text:s text:c="4"/>ssh root@&lt;ip_adresa_UnetLabu&gt;</text:span><text:line-break/><text:span text:style-name="T45"><text:s text:c="4"/>mv hda.qcow2 /opt/unetlab/addons/dynamips/&lt;nazov_image_suboru&gt;.image</text:span><text:line-break/><text:line-break/><text:span text:style-name="T46">2.4) QEMU - Ak je obraz disku vo formáte "vdi", vykonáme tieto príkazy:</text:span><text:line-break/><text:span text:style-name="T47"><text:s text:c="4"/># Nahráme obraz disku na server</text:span><text:line-break/><text:span text:style-name="T48"><text:s text:c="4"/>sftp root@&lt;ip_adresa_UnetLabu&gt;</text:span><text:line-break/><text:span text:style-name="T49"><text:s text:c="4"/>put &lt;cesta_k_obrazu_disku_img_na_lokálnom_PC&gt;</text:span><text:line-break/><text:span text:style-name="T50"><text:s text:c="4"/>quit</text:span><text:line-break/><text:line-break/><text:span text:style-name="T51"><text:s text:c="4"/># Presunieme obraz disku na správne miesto</text:span><text:line-break/><text:span text:style-name="T52"><text:s text:c="4"/>ssh root@&lt;ip_adresa_UnetLabu&gt;</text:span><text:line-break/><text:span text:style-name="T53"><text:s text:c="4"/>qemu-img convert -f vdi -O qcow2 vMX.vdi hda.qcow2</text:span><text:line-break/><text:line-break/><text:span text:style-name="T54">2.5) QEMU - Ak je obraz disku vo formáte "vmdk", vykonáme tieto príkazy:</text:span><text:line-break/><text:span text:style-name="T55"><text:s text:c="4"/># Nahráme obraz disku na server</text:span><text:line-break/><text:span text:style-name="T56"><text:s text:c="4"/>sftp root@&lt;ip_adresa_UnetLabu&gt;</text:span><text:line-break/><text:span text:style-name="T57"><text:s text:c="4"/>put &lt;cesta_k_obrazu_disku_img_na_lokálnom_PC&gt;</text:span><text:line-break/><text:span text:style-name="T58"><text:s text:c="4"/>quit</text:span><text:line-break/><text:line-break/><text:span text:style-name="T59"><text:s text:c="4"/># Skonvertujeme ho do formátu "qcow2"</text:span><text:line-break/><text:span text:style-name="T60"><text:s text:c="4"/>/opt/qemu/bin/qemu-img convert -f vmdk -O qcow2 &lt;vmdk_disk&gt;.vmdk hda.qcow2</text:span><text:line-break/><text:line-break/><text:span text:style-name="T61"><text:s text:c="4"/># Presunieme obraz disku na správne miesto</text:span><text:line-break/><text:span text:style-name="T62"><text:s text:c="4"/>mkdir -p /opt/unetlab/addons/qemu/&lt;nazov_adresara_podla_typu_qemu_zariadenia&gt;</text:span><text:line-break/><text:span text:style-name="T63"><text:s text:c="4"/>mv hda.qcow2 /opt/unetlab/addons/qemu/&lt;nazov_adresara_podla_typu_qemu_zariadenia&gt;</text:span><text:line-break/><text:line-break/><text:span text:style-name="T64">2.6) QEMU - Ak je obraz disku vo formáte "iso", vykonáme tieto príkazy:</text:span><text:line-break/><text:span text:style-name="T65"><text:s text:c="4"/># Nahráme obraz disku na server</text:span><text:line-break/><text:span text:style-name="T66"><text:s text:c="4"/>sftp root@&lt;ip_adresa_UnetLabu&gt;</text:span><text:line-break/><text:span text:style-name="T67"><text:s text:c="4"/>put &lt;cesta_k_obrazu_disku_img_na_lokálnom_PC&gt;</text:span><text:line-break/><text:span text:style-name="T68"><text:s text:c="4"/>quit</text:span><text:line-break/><text:line-break/><text:span text:style-name="T69"><text:s text:c="4"/># Vytvoríme disk vo formáte qcow2, ktorý má 4GB (kapacitu si zvolíme podľa potreby)</text:span><text:line-break/><text:span text:style-name="T70"><text:s text:c="4"/>/opt/qemu/bin/qemu-img create -f qcow2 hda.qcow2 4G</text:span><text:line-break/><text:line-break/><text:span text:style-name="T71"><text:s text:c="4"/># Necháme doň nainštalovať iso</text:span><text:line-break/><text:span text:style-name="T72"><text:s text:c="4"/>/opt/qemu/bin/qemu-system-x86_64 --enable-kvm -serial mon:stdio -nographic -boot order=c,once=d -smp 1 -m 3072 -usb -hda hda.qcow2 -cdrom csr1000v-universalk9.03.13.00.S.154-3.S-ext.iso</text:span><text:line-break/><text:line-break/><text:span text:style-name="T73"><text:s text:c="4"/># Presunieme obraz disku na správne miesto</text:span><text:line-break/><text:span text:style-name="T74"><text:s text:c="4"/>mkdir -p /opt/unetlab/addons/qemu/&lt;nazov_adresara_podla_typu_qemu_zariadenia&gt;</text:span><text:line-break/><text:span text:style-name="T75"><text:s text:c="4"/>mv hda.qcow2 /opt/unetlab/addons/qemu/&lt;nazov_adresara_podla_typu_qemu_zariadenia&gt;/</text:span><text:line-break/><text:line-break/><text:line-break/><text:span text:style-name="T76"><text:s text:c="4"/>Ak tento spôsob nefunguje, nainštalujeme iso obraz lokálne napr. cez VirtualBox (vyberieme disk typu "vmdk" pre jednoduchosť konverzie neskôr), a potom nahráme na server výsledný obraz disku, pričom pokračujeme podľa návodu pre "vmdk" obrazy.<text:s/></text:span><text:line-break/><text:line-break/><text:span text:style-name="T77">2.7) QEMU - Ak je obraz disku vo formáte "ova", vykonáme tieto príkazy:</text:span><text:line-break/><text:span text:style-name="T78"><text:s text:c="4"/># Nahráme obraz disku na server</text:span><text:line-break/><text:span text:style-name="T79"><text:s text:c="4"/>sftp root@&lt;ip_adresa_UnetLabu&gt;</text:span><text:line-break/><text:span text:style-name="T80"><text:s text:c="4"/>put &lt;cesta_k_obrazu_disku_img_na_lokálnom_PC&gt;</text:span><text:line-break/><text:span text:style-name="T81"><text:s text:c="4"/>quit</text:span><text:line-break/><text:line-break/><text:span text:style-name="T82"><text:s text:c="4"/># Extrahujeme ova súbor</text:span><text:line-break/><text:span text:style-name="T83"><text:s text:c="4"/>tar xf ../csr1000v-universalk9.03.13.00.S.154-3.S-ext.ova</text:span><text:line-break/><text:line-break/><text:span text:style-name="T84"><text:s text:c="4"/># Skonvertujeme extrahovaný vmdk disk do formátu qcow2</text:span><text:line-break/><text:span text:style-name="T85"><text:s text:c="4"/>/opt/qemu/bin/qemu-img convert -f vmdk -O qcow2 &lt;vmdk_disk&gt;.vmdk hda.qcow2</text:span><text:line-break/><text:line-break/><text:span text:style-name="T86"><text:s text:c="4"/># Presunieme obraz disku na správne miesto</text:span><text:line-break/><text:span text:style-name="T87"><text:s text:c="4"/>mkdir -p /opt/unetlab/addons/qemu/&lt;nazov_adresara_podla_typu_qemu_zariadenia&gt;</text:span><text:line-break/><text:span text:style-name="T88"><text:s text:c="4"/>mv hda.qcow2 /opt/unetlab/addons/qemu/&lt;nazov_adresara_podla_typu_qemu_zariadenia&gt;</text:span></text:p>
      <text:p text:style-name="Normálny"><text:span text:style-name="T89">2.8) QEMU - Ak je obraz disku vo formáte "img", vykonáme tieto príkazy:</text:span><text:line-break/><text:span text:style-name="T90"><text:s text:c="4"/># Nahráme obraz disku na server</text:span><text:line-break/><text:span text:style-name="T91"><text:s text:c="4"/>sftp root@&lt;ip_adresa_UnetLabu&gt;</text:span><text:line-break/><text:span text:style-name="T92"><text:s text:c="4"/>put &lt;cesta_k_obrazu_disku_img_na_lokálnom_PC&gt;</text:span><text:line-break/><text:span text:style-name="T93"><text:s text:c="4"/>quit</text:span></text:p>
      <text:p text:style-name="Normálny"><text:span text:style-name="T94"><text:s text:c="4"/># Vyčistíme "img" obraz</text:span></text:p>
      <text:p text:style-name="P95"><text:span text:style-name="T96">sudo virt-sysprep -a &lt;obraz&gt;.img</text:span><text:line-break/><text:span text:style-name="T97"><text:s text:c="4"/># Skonvertujeme ho z "img" na "qcow2" formát</text:span></text:p>
      <text:p text:style-name="P98"><text:span text:style-name="T99">sudo qemu-img convert -c -f raw -O qcow2 &lt;obraz&gt;.img &lt;obraz&gt;.qcow2</text:span><text:line-break/><text:span text:style-name="T100"><text:s text:c="4"/># Zmenšíme výslednú veľkosť obrazu (skomprimujeme ho)</text:span></text:p>
      <text:p text:style-name="P101"><text:span text:style-name="T102">sudo virt-sparsify --compress &lt;obraz&gt;.qcow2 &lt;obraz2&gt;.qcow2</text:span><text:line-break/><text:line-break/><text:span text:style-name="T103"><text:s text:c="4"/># Presunieme obraz disku na správne miesto</text:span><text:line-break/><text:span text:style-name="T104"><text:s text:c="4"/>mkdir -p /opt/unetlab/addons/qemu/&lt;nazov_adresara_podla_typu_qemu_zariadenia&gt;</text:span><text:line-break/><text:span text:style-name="T105"><text:s text:c="4"/>mv hda.qcow2 /opt/unetlab/addons/qemu/&lt;nazov_adresara_podla_typu_qemu_zariadenia&gt;</text:span></text:p>
      <text:p text:style-name="P106"/>
      <text:p text:style-name="Normálny"><text:span text:style-name="T107"><text:s text:c="4"/>Tieto kroky vytvoria funkčný obraz disku optimálnej veľkosti z formátu "img" do formátu "qcow2".</text:span><text:line-break/><text:line-break/><text:span text:style-name="T108">3) Ak je potrebné, vykonáme špecifické úpravy pre jednotlivé zariadenia:</text:span></text:p>
      <text:p text:style-name="Normálny"><text:line-break/><text:span text:style-name="T109"><text:s text:c="4"/>- Cisco IOL -uistíme sa, že máme v adresári "/opt/unetlab/addons/iol/bin" súbor s názvom "iourc", ktorý obsahuje licenciu pre spúšťanie Cisco IOU/IOL zariadení. Cisco IOL ako jediné podporujú sériové porty.</text:span><text:line-break/><text:span text:style-name="T110"><text:s text:c="4"/></text:span><text:line-break/><text:span text:style-name="T111"><text:s text:c="4"/>- Aby sme mohli pridať obraz disku "c1700-adventerprisek9-mz.124-8.image", musíme ho premenovať na "c1710-c1700-adventerprisek9-mz.124-8.image". Potom pri zozname zariadení "Add node" vyberieme typ zariadenia "Cisco IOS 1710 (Dynamips)". Obraz disku "c1700-ipvoicek9-mz.124-4.XC4.image" sa po premenovaní na "c1710-ipvoicek9-mz.124-4.XC4.image" dal pridať, ale nedal sa už spustiť.</text:span></text:p>
      <text:p text:style-name="Normálny"><text:span text:style-name="T112"><text:s text:c="4"/>- Cisco CSR 1000v sa spúšťa asi 5 minút</text:span></text:p>
      <text:p text:style-name="Normálny"><text:span text:style-name="T113"><text:s text:c="4"/>- Cisco 7206 VXR podporuje rozširujúce karty na Ethernet porty</text:span><text:line-break/><text:span text:style-name="T114"><text:s text:c="4"/></text:span><text:line-break/><text:span text:style-name="T115">4) Opravíme oprávnenia</text:span><text:line-break/><text:span text:style-name="T116"><text:s text:c="4"/>/opt/unetlab/wrappers/unl_wrapper -a fixpermissions</text:span><text:line-break/><text:line-break/><text:span text:style-name="T117">5) Odskúšame pridané zariadenie vo webovom rozhraní. Zariadenie stačí pridať na pracovnú plochu, buď cez ikonku "plus" v nástrojovej lište, alebo pravým tlačidlom a zvoliť možnosť "Add node". Z rozbaľovacieho zoznamu vyberieme druh zariadenia, ktorý sme pridávali, ponecháme predvolené nastavenia a klikneme na "Add". Zariadenie spustíme tak, že naň klikneme pravým tlačidlom a zvolíme možnosť "Start".</text:span><text:line-break/><text:line-break/><text:span text:style-name="T118">6) Teraz sa pokúsime k zariadeniu pripojiť. V UNetLab-e sa k zariadeniam dá pripojiť buď cez "telnet", alebo cez "vnc". To, ktorý spôsob zvoliť sa líši podľa zariadenia (spôsob, ako sa pripojiť ku zariadeniam je uvedený v tabuľke).</text:span></text:p>
      <text:p text:style-name="P119"><text:span text:style-name="T120">Pokiaľ máme pre zariadenie použiť spôsob pripojenia "telnet", použijeme terminál (pre linuxové distribúcie) resp. PuTTY (alebo iný emuátor terminálu pre Windows)</text:span></text:p>
      <text:p text:style-name="P121">Pre spôsob pripojenia "vnc" použijeme "UltraVNC Viewer" zo sady nástrojov "UltraVNC". Inštalačný balíček si môžeme stiahnuť na tejto adrese:</text:p>
      <text:p text:style-name="P122"><text:a xlink:href="http://www.uvnc.com/downloads/ultravnc/118-download-ultravnc-1212.html" office:target-frame-name="_top" xlink:show="replace"><text:span text:style-name="T123">http://www.uvnc.com/downloads/ultravnc/118-download-ultravnc-1212.html</text:span></text:a></text:p>
      <text:p text:style-name="P124">A vyberieme si balíček podľa architektúry operačného systému:</text:p>
      <text:p text:style-name="P125">"ultravnc 1212 X86 setup" pre 32 bitový Windows</text:p>
      <text:p text:style-name="P126">"ultravnc 1212 X86 setup" pre 64 bitový Windows</text:p>
      <text:p text:style-name="Normálny">Práca s aplikáciou UltraVNC Viewer je jednoduchá: do adresného riadku zadáme adresu zariadenia a jeho port (tieto informácie sú uvedené v pravom dolnom rohu prehliadača, keď na zariadenie prejdeme myškou). Klikneme na "Connect" a mali by sme vidieť grafický výstup daného virtualizovaného zariadenia.</text:p>
      <text:p text:style-name="P127"/>
      <text:p text:style-name="P128"><text:span text:style-name="T129">6.1) Ak sme sa k zariadeniu pripojili, môžeme vypnúť zariadenie tak, že naň klikneme pravým tlačidlom a zvolíme možnosť "Stop".</text:span><text:line-break/><text:span text:style-name="T130">6.2) Ak sa nám k zariadeniu nepodarilo pripojiť, skontrolujeme, či sme správne vykonali predchádzajúce kroky.</text:span><text:line-break/><text:line-break/><text:span text:style-name="T131">7) V prípade, že sme obraz disku daného zariadenia museli skonvertovať, môžeme vymazať pôvodný (img/vmdk) obraz disku na serveri, resp. vdi súbor na lokálnom počítači.</text:span><text:line-break/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Zariadenie</text:p>
          </table:table-cell>
          <table:table-cell table:style-name="TableCell140">
            <text:p text:style-name="P141">Spôsob virtualizácie</text:p>
          </table:table-cell>
          <table:table-cell table:style-name="TableCell142">
            <text:p text:style-name="P143">Spôsob pripojenia</text:p>
          </table:table-cell>
          <table:table-cell table:style-name="TableCell144">
            <text:p text:style-name="P145">Adresár pre obraz disku</text:p>
          </table:table-cell>
        </table:table-row>
        <table:table-row table:style-name="TableRow146">
          <table:table-cell table:style-name="TableCell147">
            <text:p text:style-name="Normálny">Cisco IOL</text:p>
          </table:table-cell>
          <table:table-cell table:style-name="TableCell148">
            <text:p text:style-name="Normálny">IOU/IOL</text:p>
          </table:table-cell>
          <table:table-cell table:style-name="TableCell149">
            <text:p text:style-name="Normálny">telnet</text:p>
          </table:table-cell>
          <table:table-cell table:style-name="TableCell150">
            <text:p text:style-name="Normálny">/opt/unetlab/addons/iol/bin</text:p>
          </table:table-cell>
        </table:table-row>
        <table:table-row table:style-name="TableRow151">
          <table:table-cell table:style-name="TableCell152">
            <text:p text:style-name="Normálny">Cisco 7206 VXR</text:p>
          </table:table-cell>
          <table:table-cell table:style-name="TableCell153">
            <text:p text:style-name="Normálny">dynamips</text:p>
          </table:table-cell>
          <table:table-cell table:style-name="TableCell154">
            <text:p text:style-name="Normálny">telnet</text:p>
          </table:table-cell>
          <table:table-cell table:style-name="TableCell155">
            <text:p text:style-name="Normálny">/opt/unetlab/addons/dynamips</text:p>
          </table:table-cell>
        </table:table-row>
        <table:table-row table:style-name="TableRow156">
          <table:table-cell table:style-name="TableCell157">
            <text:p text:style-name="Normálny">Cisco CSR 1000v</text:p>
          </table:table-cell>
          <table:table-cell table:style-name="TableCell158">
            <text:p text:style-name="Normálny">QEMU</text:p>
          </table:table-cell>
          <table:table-cell table:style-name="TableCell159">
            <text:p text:style-name="Normálny">telnet</text:p>
          </table:table-cell>
          <table:table-cell table:style-name="TableCell160">
            <text:p text:style-name="Normálny">/opt/unetlab/addons/qemu/csr-1000v-&lt;verzia&gt;</text:p>
          </table:table-cell>
        </table:table-row>
        <table:table-row table:style-name="TableRow161">
          <table:table-cell table:style-name="TableCell162">
            <text:p text:style-name="Normálny">Cisco ASAv</text:p>
          </table:table-cell>
          <table:table-cell table:style-name="TableCell163">
            <text:p text:style-name="Normálny">QEMU</text:p>
          </table:table-cell>
          <table:table-cell table:style-name="TableCell164">
            <text:p text:style-name="Normálny">vnc</text:p>
          </table:table-cell>
          <table:table-cell table:style-name="TableCell165">
            <text:p text:style-name="Normálny">/opt/unetlab/addons/qemu/asav-&lt;verzia&gt;</text:p>
          </table:table-cell>
        </table:table-row>
        <table:table-row table:style-name="TableRow166">
          <table:table-cell table:style-name="TableCell167">
            <text:p text:style-name="Normálny">Cisco vIOS L2</text:p>
          </table:table-cell>
          <table:table-cell table:style-name="TableCell168">
            <text:p text:style-name="Normálny">QEMU</text:p>
          </table:table-cell>
          <table:table-cell table:style-name="TableCell169">
            <text:p text:style-name="Normálny">telnet</text:p>
          </table:table-cell>
          <table:table-cell table:style-name="TableCell170">
            <text:p text:style-name="Normálny">/opt/unetlab/addons/qemu/viosl2-&lt;verzia&gt;</text:p>
          </table:table-cell>
        </table:table-row>
        <table:table-row table:style-name="TableRow171">
          <table:table-cell table:style-name="TableCell172">
            <text:p text:style-name="Normálny">Juniper vMX</text:p>
          </table:table-cell>
          <table:table-cell table:style-name="TableCell173">
            <text:p text:style-name="Normálny">QEMU</text:p>
          </table:table-cell>
          <table:table-cell table:style-name="TableCell174">
            <text:p text:style-name="Normálny">telnet</text:p>
          </table:table-cell>
          <table:table-cell table:style-name="TableCell175">
            <text:p text:style-name="Normálny">/opt/unetlab/addons/qemu/vmx-&lt;verzia&gt;</text:p>
          </table:table-cell>
        </table:table-row>
        <table:table-row table:style-name="TableRow176">
          <table:table-cell table:style-name="TableCell177">
            <text:p text:style-name="Normálny">Juniper vSRX</text:p>
          </table:table-cell>
          <table:table-cell table:style-name="TableCell178">
            <text:p text:style-name="Normálny">QEMU</text:p>
          </table:table-cell>
          <table:table-cell table:style-name="TableCell179">
            <text:p text:style-name="Normálny">telnet</text:p>
          </table:table-cell>
          <table:table-cell table:style-name="TableCell180">
            <text:p text:style-name="Normálny"><text:span text:style-name="T181">/opt/unetlab/addons/qemu/vsrx-&lt;verzia&gt;</text:span></text:p>
          </table:table-cell>
        </table:table-row>
        <table:table-row table:style-name="TableRow182">
          <table:table-cell table:style-name="TableCell183">
            <text:p text:style-name="Normálny">Juniper Olive</text:p>
          </table:table-cell>
          <table:table-cell table:style-name="TableCell184">
            <text:p text:style-name="Normálny">QEMU</text:p>
          </table:table-cell>
          <table:table-cell table:style-name="TableCell185">
            <text:p text:style-name="Normálny">telnet</text:p>
          </table:table-cell>
          <table:table-cell table:style-name="TableCell186">
            <text:p text:style-name="P187">/opt/unetlab/addons/qemu/olive-&lt;verzia&gt;</text:p>
          </table:table-cell>
        </table:table-row>
        <table:table-row table:style-name="TableRow188">
          <table:table-cell table:style-name="TableCell189">
            <text:p text:style-name="Normálny">Mikrotik</text:p>
          </table:table-cell>
          <table:table-cell table:style-name="TableCell190">
            <text:p text:style-name="Normálny">QEMU</text:p>
          </table:table-cell>
          <table:table-cell table:style-name="TableCell191">
            <text:p text:style-name="Normálny">vnc</text:p>
          </table:table-cell>
          <table:table-cell table:style-name="TableCell192">
            <text:p text:style-name="Normálny">/opt/unetlab/addons/qemu/mikrotik-&lt;verzia&gt;</text:p>
          </table:table-cell>
        </table:table-row>
        <table:table-row table:style-name="TableRow193">
          <table:table-cell table:style-name="TableCell194">
            <text:p text:style-name="Normálny">Linux host</text:p>
          </table:table-cell>
          <table:table-cell table:style-name="TableCell195">
            <text:p text:style-name="Normálny">QEMU</text:p>
          </table:table-cell>
          <table:table-cell table:style-name="TableCell196">
            <text:p text:style-name="Normálny">vnc</text:p>
          </table:table-cell>
          <table:table-cell table:style-name="TableCell197">
            <text:p text:style-name="Normálny">/opt/unetlab/addons/qemu/linux-&lt;nazov&gt;-&lt;verzia&gt;</text:p>
          </table:table-cell>
        </table:table-row>
        <table:table-row table:style-name="TableRow198">
          <table:table-cell table:style-name="TableCell199">
            <text:p text:style-name="Normálny">Windows host</text:p>
          </table:table-cell>
          <table:table-cell table:style-name="TableCell200">
            <text:p text:style-name="Normálny">QEMU</text:p>
          </table:table-cell>
          <table:table-cell table:style-name="TableCell201">
            <text:p text:style-name="Normálny">vnc</text:p>
          </table:table-cell>
          <table:table-cell table:style-name="TableCell202">
            <text:p text:style-name="Normálny">/opt/unetlab/addons/qemu/win-&lt;nazov&gt;-&lt;verzia&gt;</text:p>
          </table:table-cell>
        </table:table-row>
      </table:table>
      <text:p text:style-name="Normálny"/>
      <text:p text:style-name="Standard"/>
      <text:p text:style-name="Normálny"><text:span text:style-name="T203">Zdroje:</text:span><text:line-break/><text:span text:style-name="T204"><text:s text:c="4"/># Všeobecné</text:span><text:line-break/><text:span text:style-name="T205"><text:s text:c="4"/>http://www.randomhacks.co.uk/how-to-convert-virtualbox-vdi-to-kvm-qcow2/</text:span><text:line-break/><text:span text:style-name="T206"><text:s text:c="4"/>https://www.youtube.com/watch?v=fk0E8FvSdlo<text:s/></text:span><text:line-break/><text:span text:style-name="T207"><text:s text:c="4"/>https://www.digitalocean.com/community/tutorials/how-to-use-sftp-to-securely-transfer-files-with-a-remote-server</text:span><text:line-break/><text:span text:style-name="T208"><text:s text:c="4"/>http://stackoverflow.com/questions/17080466/telnet-to-port-8089-correct-command</text:span><text:line-break/><text:line-break/><text:span text:style-name="T209"><text:s text:c="4"/># Cisco ASAv</text:span><text:line-break/><text:span text:style-name="T210"><text:s text:c="4"/>http://www.unetlab.com/2015/06/adding-cisco-asav-images/</text:span><text:line-break/><text:line-break/><text:span text:style-name="T211"><text:s text:c="4"/># Mikrotik</text:span><text:line-break/><text:span text:style-name="T212"><text:s text:c="4"/>http://wiki.mikrotik.com/wiki/Manual:First_time_startup</text:span><text:line-break/><text:span text:style-name="T213"><text:s text:c="4"/>http://forum.802101.com/topic40.html<text:s/></text:span><text:line-break/><text:span text:style-name="T214"><text:s text:c="4"/>https://www.google.sk/url?sa=t&amp;rct=j&amp;q=&amp;esrc=s&amp;source=web&amp;cd=1&amp;cad=rja&amp;uact=8&amp;ved=0ahUKEwiLysnP8JvSAhVG7BQKHSbFD6sQFggaMAA&amp;url=http%3A%2F%2Fisp-servis.com%2F%3Fp%3D363&amp;usg=AFQjCNFztQho8Dv8ZTQWK0sOc7JxZ_jD2g&amp;sig2=fjBAe2aippZOd4NcoAkldw</text:span><text:line-break/><text:line-break/><text:span text:style-name="T215"><text:s text:c="4"/># Juniper vMX</text:span><text:line-break/><text:span text:style-name="T216"><text:s text:c="4"/>http://nil.uniza.sk/network-simulation-and-modelling/unetlab/unified-network-lab-how-run-juniper-junos-vmx-141r1<text:s/></text:span><text:line-break/><text:line-break/><text:span text:style-name="T217"><text:s text:c="4"/># Juniper vSRX</text:span><text:line-break/><text:span text:style-name="T218"><text:s text:c="4"/>https://mega.nz/#F!6QYWwaQS!WfaBm4ZLCPv0QFbpXcYXpA</text:span><text:line-break/><text:span text:style-name="T219"><text:s text:c="4"/>http://www.unetlab.com/2014/11/juniper-firefly-perimeter-vsrx/<text:s/></text:span><text:line-break/><text:span text:style-name="T220"><text:s text:c="4"/>http://www.juniper.net/us/en/products-services/security/firefly-perimeter/</text:span><text:line-break/><text:span text:style-name="T221"><text:s text:c="4"/>http://srijit.com/download-juniper-vsrx-firefly-juniper-e-books/</text:span><text:line-break/><text:span text:style-name="T222"><text:s text:c="4"/>https://www.hydri.org/?p=61</text:span><text:line-break/><text:line-break/><text:span text:style-name="T223"><text:s text:c="4"/># Cisco IOU/IOL</text:span></text:p>
      <text:p text:style-name="Normálny"><text:span text:style-name="T224"><text:s text:c="4"/>Cisco IOL Router</text:span><text:line-break/><text:span text:style-name="T225"><text:s text:c="4"/>https://drive.google.com/file/d/0BwTFjgBPz3MhLWpUTDVwMHp3amM/view</text:span></text:p>
      <text:p text:style-name="Normálny"><text:span text:style-name="T226"><text:s text:c="4"/>Cisco IOL Switch</text:span><text:line-break/><text:span text:style-name="T227"><text:s text:c="4"/>https://drive.google.com/file/d/0BwTFjgBPz3MhaFpvTlJKb08wbVE/view</text:span></text:p>
      <text:p text:style-name="Normálny"><text:s text:c="4"/>Neodskúšané IOL zariadenia<text:s/><text:line-break/><text:span text:style-name="T228"><text:s text:c="4"/>https://mega.nz/#F!nJR3BTjJ!N5wZsncqDkdKyFQLELU1wQ</text:span></text:p>
      <text:p text:style-name="P229"><text:s text:c="4"/>CiscoKeygen.py - generátor licencie pre Cisco IOU/IOL zariadenia - bez tejto licencie sa box nespustí</text:p>
      <text:p text:style-name="Normálny"><text:s text:c="4"/><text:span text:style-name="T230">https://drive.google.com/file/d/0BwTFjgBPz3MhZGlCc2tvSGxpVVU/view</text:span></text:p>
      <text:p text:style-name="P231"/>
      <text:p text:style-name="Normálny"><text:span text:style-name="T232"><text:s text:c="4"/>https://www.youtube.com/watch?v=fk0E8FvSdlo</text:span><text:line-break/><text:span text:style-name="T233"><text:s text:c="4"/>http://www.unetlab.com/2014/11/adding-cisco-iouiol-images</text:span><text:line-break/><text:line-break/><text:span text:style-name="T234"><text:s text:c="4"/># Cisco vIOS</text:span></text:p>
      <text:p text:style-name="Normálny"><text:s text:c="4"/><text:span text:style-name="T235">https://www.youtube.com/watch?v=7ToRnfiHG80</text:span><text:line-break/><text:span text:style-name="T236"><text:s text:c="4"/>https://nathanash.id.au/download/vios-l2-vmdk/</text:span><text:line-break/><text:span text:style-name="T237"><text:s text:c="4"/>https://www.google.sk/search?q=vios-adventerprisek9-m.vmdk&amp;ie=utf-8&amp;oe=utf-8&amp;gws_rd=cr&amp;ei=ZyGrWOn7FcOL6ATpn4iQBQ</text:span></text:p>
      <text:p text:style-name="P238"/>
      <text:p text:style-name="P239"><text:s text:c="4"/># Windows</text:p>
      <text:p text:style-name="Normálny"><text:span text:style-name="T240"><text:s text:c="4"/>https://docs.openstack.org/image-guide/obtain-images.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/>
    </style:style>
    <style:style style:name="PoužitéHypertextovéPrepojenie" style:display-name="PoužitéHypertextovéPrepojenie" style:family="text" style:parent-style-name="Predvolenépísmoodseku">
      <style:text-properties fo:color="#954F72" style:text-underline-type="single" style:text-underline-style="solid" style:text-underline-width="auto" style:text-underline-mode="continuous"/>
    </style:style>
    <style:style style:name="Nadpis4Char" style:display-name="Nadpis 4 Char" style:family="text" style:parent-style-name="Predvolenépísmoodseku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lavomíra Kureková</meta:initial-creator>
    <dc:creator>Andrej Šišila</dc:creator>
    <meta:creation-date>2017-03-09T17:32:00Z</meta:creation-date>
    <dc:date>2017-03-09T17:32:00Z</dc:date>
    <meta:template xlink:href="Normal.dotm" xlink:type="simple"/>
    <meta:editing-cycles>68</meta:editing-cycles>
    <meta:editing-duration>PT0S</meta:editing-duration>
    <meta:document-statistic meta:page-count="1" meta:paragraph-count="24" meta:word-count="1825" meta:character-count="12205" meta:row-count="86" meta:non-whitespace-character-count="10404"/>
  </office:meta>
</office:document-meta>
</file>